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Coral  Campos Conca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Tiempo Convencional 8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11:00 AM A 7:00 PM LOS DIAS MARTES Y ASISTENCIA A LAS REUNIONES DE COORDINACION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636824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